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Ubuntu Mono" officeooo:rsid="009b66ef" officeooo:paragraph-rsid="009d6ec2"/>
    </style:style>
    <style:style style:name="P80" style:family="paragraph" style:parent-style-name="Standard">
      <style:text-properties officeooo:rsid="00b362d2" officeooo:paragraph-rsid="00b362d2"/>
    </style:style>
    <style:style style:name="P81" style:family="paragraph" style:parent-style-name="Text_20_body">
      <style:text-properties style:font-name="Arial1" officeooo:rsid="0020ddc8" officeooo:paragraph-rsid="0020ddc8"/>
    </style:style>
    <style:style style:name="P82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3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4" style:family="paragraph" style:parent-style-name="Text_20_body">
      <style:text-properties style:font-name="Ubuntu Mono" officeooo:rsid="002244b9" officeooo:paragraph-rsid="002244b9"/>
    </style:style>
    <style:style style:name="P85" style:family="paragraph" style:parent-style-name="Text_20_body">
      <style:text-properties style:font-name="Ubuntu Mono" officeooo:rsid="00215f23" officeooo:paragraph-rsid="0023139f"/>
    </style:style>
    <style:style style:name="P86" style:family="paragraph" style:parent-style-name="Text_20_body">
      <style:text-properties style:font-name="Ubuntu Mono" officeooo:rsid="00ab58e6" officeooo:paragraph-rsid="00adb239"/>
    </style:style>
    <style:style style:name="P87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88" style:family="paragraph" style:parent-style-name="Text_20_body">
      <style:text-properties style:text-underline-style="none" officeooo:rsid="00545c52" officeooo:paragraph-rsid="00545c52"/>
    </style:style>
    <style:style style:name="P89" style:family="paragraph" style:parent-style-name="Text_20_body">
      <style:text-properties officeooo:rsid="00838c75" officeooo:paragraph-rsid="00838c75"/>
    </style:style>
    <style:style style:name="P90" style:family="paragraph" style:parent-style-name="Text_20_body">
      <style:text-properties officeooo:rsid="00838c75" officeooo:paragraph-rsid="0085ea98"/>
    </style:style>
    <style:style style:name="P91" style:family="paragraph" style:parent-style-name="Text_20_body">
      <style:text-properties officeooo:rsid="008464d0" officeooo:paragraph-rsid="008464d0"/>
    </style:style>
    <style:style style:name="P92" style:family="paragraph" style:parent-style-name="Text_20_body">
      <style:text-properties officeooo:rsid="008464d0" officeooo:paragraph-rsid="008594dc"/>
    </style:style>
    <style:style style:name="P93" style:family="paragraph" style:parent-style-name="Text_20_body">
      <style:text-properties officeooo:rsid="0091b02c" officeooo:paragraph-rsid="0091b02c"/>
    </style:style>
    <style:style style:name="P94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5" style:family="paragraph" style:parent-style-name="Text_20_body">
      <style:text-properties officeooo:rsid="0075345f" officeooo:paragraph-rsid="0075345f"/>
    </style:style>
    <style:style style:name="P96" style:family="paragraph" style:parent-style-name="Text_20_body">
      <style:text-properties officeooo:rsid="00a5de3e" officeooo:paragraph-rsid="00a5de3e"/>
    </style:style>
    <style:style style:name="P97" style:family="paragraph" style:parent-style-name="Text_20_body">
      <style:text-properties officeooo:rsid="00a84eb5" officeooo:paragraph-rsid="00a84eb5"/>
    </style:style>
    <style:style style:name="P98" style:family="paragraph" style:parent-style-name="Heading_20_2">
      <style:text-properties style:font-name="Arial1"/>
    </style:style>
    <style:style style:name="P99" style:family="paragraph" style:parent-style-name="Heading_20_2">
      <style:text-properties style:font-name="Arial1" officeooo:rsid="00115231" officeooo:paragraph-rsid="00115231"/>
    </style:style>
    <style:style style:name="P100" style:family="paragraph" style:parent-style-name="Heading_20_2">
      <style:text-properties style:font-name="Arial1" officeooo:rsid="0019135f" officeooo:paragraph-rsid="0019135f"/>
    </style:style>
    <style:style style:name="P101" style:family="paragraph" style:parent-style-name="Heading_20_2">
      <style:text-properties style:font-name="Arial1" officeooo:rsid="0019135f" officeooo:paragraph-rsid="001ac541"/>
    </style:style>
    <style:style style:name="P102" style:family="paragraph" style:parent-style-name="Heading_20_2">
      <style:text-properties style:font-name="Ubuntu Mono"/>
    </style:style>
    <style:style style:name="P103" style:family="paragraph" style:parent-style-name="Heading_20_2">
      <style:text-properties style:font-name="Ubuntu Mono" officeooo:paragraph-rsid="001c9cd3"/>
    </style:style>
    <style:style style:name="P104" style:family="paragraph" style:parent-style-name="Heading_20_2">
      <style:text-properties style:font-name="Ubuntu Mono" officeooo:rsid="001c9cd3" officeooo:paragraph-rsid="0054079a"/>
    </style:style>
    <style:style style:name="P105" style:family="paragraph" style:parent-style-name="Heading_20_2">
      <style:text-properties officeooo:rsid="0028f710" officeooo:paragraph-rsid="0028f710"/>
    </style:style>
    <style:style style:name="P106" style:family="paragraph" style:parent-style-name="Heading_20_2">
      <style:text-properties officeooo:rsid="005f3db2" officeooo:paragraph-rsid="005f3db2"/>
    </style:style>
    <style:style style:name="P107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T104" style:family="text">
      <style:text-properties officeooo:rsid="00adb239"/>
    </style:style>
    <style:style style:name="T105" style:family="text">
      <style:text-properties officeooo:rsid="00ae1f9a"/>
    </style:style>
    <style:style style:name="T106" style:family="text">
      <style:text-properties officeooo:rsid="00af7c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98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1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4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0">Generate query files</text:p>
      <text:p text:style-name="Standard"/>
      <text:p text:style-name="P86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3">Dataset is the final index from the build/add/del experiment</text:p>
      <text:p text:style-name="P92"><text:span text:style-name="T96">Se</text:span>t up the experiment like this: </text:p>
      <text:p text:style-name="P92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2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2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89">Supported query types:</text:p>
      <text:p text:style-name="P90">- <text:span text:style-name="T2">BiFrost</text:span>: read each read, returns one bit, whether a given fraction of k-mers are found. <text:span text:style-name="T91">Rolling implemented</text:span></text:p>
      <text:p text:style-name="P90"><text:span text:style-name="T90">– For existing k-mers and reads, set the fraction to all. This way it needs to search all. </text:span></text:p>
      <text:p text:style-name="P90"><text:span text:style-name="T90">– For non-kmers and non-reads, set the thereshold to 1 / (length – k + 1). This way it has to search all.</text:span></text:p>
      <text:p text:style-name="P89">- <text:span text:style-name="T2">FDBG</text:span>: query is: check buffer, check hash. Hash can be rolled. <text:span text:style-name="T54">Looks like rolling is not implemented</text:span></text:p>
      <text:p text:style-name="P89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89">- <text:span text:style-name="T2">DynBOSS</text:span>: can do individual k-mers and can roll k-mers. <text:span text:style-name="T54">Rolling not implemented</text:span></text:p>
      <text:p text:style-name="P91"><text:span text:style-name="T34"/></text:p>
      <text:p text:style-name="P68">Running BufBOSS</text:p>
      <text:p text:style-name="Text_20_body">(Todo: bufboss logs some stuff without using the callback)</text:p>
      <text:p text:style-name="P95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96">(Todo: don’t replace non-ACGT with dollar but rather don’t <text:span text:style-name="T101">include</text:span> those k-mers at all. <text:span text:style-name="T100">If built from KMC, it works like this already.</text:span>)</text:p>
      <text:p text:style-name="P97">(Todo: add/del from KMC database. <text:span text:style-name="T102">This could be slower because we can’t roll the k-mer, but could be faster because we add/del each k-mer only once</text:span>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2"/>
      <text:p text:style-name="P83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02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05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79">bufboss/bin/bufboss_query -i bufboss_out/added -o bufboss_out/queries.txt -q temp/add.fasta</text:p>
      <text:p text:style-name="P79">0.0010 Tue Feb <text:s/>2 15:08:27 2021 Index directory: bufboss_out/added</text:p>
      <text:p text:style-name="P79">0.0010 Tue Feb <text:s/>2 15:08:27 2021 Query file: temp/add.fasta</text:p>
      <text:p text:style-name="P79">0.0010 Tue Feb <text:s/>2 15:08:27 2021 Output file: bufboss_out/queries.txt</text:p>
      <text:p text:style-name="P79">0.0970 Tue Feb <text:s/>2 15:08:27 2021 Loaded BufBOSS (k = 30) with 32453734 nodes and 32825592 edges</text:p>
      <text:p text:style-name="P79">0.0970 Tue Feb <text:s/>2 15:08:27 2021 Addition buffer has 0 nodemers</text:p>
      <text:p text:style-name="P79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79">11.2970 Tue Feb <text:s/>2 15:08:38 2021 Done</text:p>
      <text:p text:style-name="P79"><text:tab/>Command being timed: "bufboss/bin/bufboss_query -i bufboss_out/added -o bufboss_out/queries.txt -q temp/add.fasta"</text:p>
      <text:p text:style-name="P79"><text:tab/>User time (seconds): 11.02</text:p>
      <text:p text:style-name="P79"><text:tab/>System time (seconds): 0.07</text:p>
      <text:p text:style-name="P79"><text:tab/>Percent of CPU this job got: 98%</text:p>
      <text:p text:style-name="P79"><text:tab/>Elapsed (wall clock) time (h:mm:ss or m:ss): 0:11.30</text:p>
      <text:p text:style-name="P79"><text:tab/>Average shared text size (kbytes): 0</text:p>
      <text:p text:style-name="P79"><text:tab/>Average unshared data size (kbytes): 0</text:p>
      <text:p text:style-name="P79"><text:tab/>Average stack size (kbytes): 0</text:p>
      <text:p text:style-name="P79"><text:tab/>Average total size (kbytes): 0</text:p>
      <text:p text:style-name="P79"><text:tab/>Maximum resident set size (kbytes): 52256</text:p>
      <text:p text:style-name="P79"><text:tab/>Average resident set size (kbytes): 0</text:p>
      <text:p text:style-name="P79"><text:tab/>Major (requiring I/O) page faults: 0</text:p>
      <text:p text:style-name="P79"><text:tab/>Minor (reclaiming a frame) page faults: 13458</text:p>
      <text:p text:style-name="P79"><text:tab/>Voluntary context switches: 89</text:p>
      <text:p text:style-name="P79"><text:tab/>Involuntary context switches: 2244</text:p>
      <text:p text:style-name="P79"><text:tab/>Swaps: 0</text:p>
      <text:p text:style-name="P79"><text:tab/>File system inputs: 79368</text:p>
      <text:p text:style-name="P79"><text:tab/>File system outputs: 29576</text:p>
      <text:p text:style-name="P79"><text:tab/>Socket messages sent: 0</text:p>
      <text:p text:style-name="P79"><text:tab/>Socket messages received: 0</text:p>
      <text:p text:style-name="P79"><text:tab/>Signals delivered: 0</text:p>
      <text:p text:style-name="P79"><text:tab/>Page size (bytes): 4096</text:p>
      <text:p text:style-name="P79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4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07">bifrost/build/src/Bifrost query -g bifrost_out/added.dbg.gfa -q data/coli12_add.txt -o bifrost_out/queries.txt</text:p>
      <text:p text:style-name="P107">Command being timed: "bifrost/build/src/Bifrost query -g bifrost_out/added.dbg.gfa -q data/coli12_add.txt -o bifrost_out/queries.txt"</text:p>
      <text:p text:style-name="P107"><text:s text:c="8"/>User time (seconds): 3.31</text:p>
      <text:p text:style-name="P107"><text:s text:c="8"/>System time (seconds): 0.17</text:p>
      <text:p text:style-name="P107"><text:s text:c="8"/>Percent of CPU this job got: 98%</text:p>
      <text:p text:style-name="P107"><text:s text:c="8"/>Elapsed (wall clock) time (h:mm:ss or m:ss): 0:03.53</text:p>
      <text:p text:style-name="P107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87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88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06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99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0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1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03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4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16:48:02.323492757</dc:date>
    <meta:editing-duration>P1DT16H57M21S</meta:editing-duration>
    <meta:editing-cycles>142</meta:editing-cycles>
    <meta:generator>LibreOffice/6.0.7.3$Linux_X86_64 LibreOffice_project/00m0$Build-3</meta:generator>
    <meta:document-statistic meta:table-count="0" meta:image-count="7" meta:object-count="0" meta:page-count="1" meta:paragraph-count="651" meta:word-count="5584" meta:character-count="36995" meta:non-whitespace-character-count="31562"/>
  </office:meta>
</office:document-meta>
</file>